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71.png" xlink:type="simple" xlink:show="embed" xlink:actuate="onLoad"/></draw:frame></text:p>
          </table:table-cell>
          <table:table-cell table:style-name="Table1.B1" office:value-type="string">
            <text:h text:style-name="P2" text:outline-level="1">Таблица данных из файл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17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считывание таблицы данных из файла. На каждый выход блока подаётся значение соответствующего столбца таблицы. Блок производит считывание один раз при старте задачи.</text:p>
            <text:p text:style-name="P6"><text:span text:style-name="T1">Свойства</text:span>:</text:p>
            <text:list xml:id="list4990048274761332844" text:style-name="L1">
              <text:list-item>
                <text:p text:style-name="P7">Имя файла с таблицей – относительный путь к файлу таблицы.</text:p>
              </text:list-item>
              <text:list-item>
                <text:p text:style-name="P7">Число столбцов в таблице – соответствует количеству выходов, размерности выходов равны количеству строк в таблиц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аблица данных из файла</dc:title>
    <dc:date>2014-12-11T17:52:36.25</dc:date>
    <meta:generator>OpenOffice/4.1.1$Win32 OpenOffice.org_project/411m6$Build-9775</meta:generator>
    <meta:editing-duration>PT6H26M10S</meta:editing-duration>
    <meta:editing-cycles>138</meta:editing-cycles>
    <meta:document-statistic meta:table-count="1" meta:image-count="2" meta:object-count="0" meta:page-count="1" meta:paragraph-count="10" meta:word-count="63" meta:character-count="421"/>
    <meta:user-defined meta:name="Поле 1"/>
    <meta:user-defined meta:name="Поле 2"/>
    <meta:user-defined meta:name="Поле 3"/>
    <meta:user-defined meta:name="Поле 4"/>
  </office:meta>
</office:document-meta>
</file>